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Fonteparág.padrão"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text-align="justify" fo:text-indent="0.4916in"/>
      <style:text-properties fo:font-size="12pt" style:font-size-asian="12pt"/>
    </style:style>
    <style:style style:name="P4" style:parent-style-name="Standard" style:family="paragraph">
      <style:paragraph-properties fo:text-align="justify" fo:text-indent="0.4916in"/>
      <style:text-properties fo:font-size="12pt" style:font-size-asian="12pt"/>
    </style:style>
    <style:style style:name="P5"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7" style:parent-style-name="Standard" style:family="paragraph">
      <style:paragraph-properties fo:text-align="justify" fo:text-indent="0.4916in">
        <style:tab-stops>
          <style:tab-stop style:type="right" style:position="5.9055in"/>
        </style:tab-stops>
      </style:paragraph-properties>
    </style:style>
    <style:style style:name="T8" style:parent-style-name="Fonteparág.padrão" style:family="text">
      <style:text-properties fo:font-size="12pt" style:font-size-asian="12pt"/>
    </style:style>
    <style:style style:name="T9"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0" style:parent-style-name="Fonteparág.padrão" style:family="text">
      <style:text-properties fo:font-size="12pt" style:font-size-asian="12pt"/>
    </style:style>
    <style:style style:name="T11"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2" style:parent-style-name="Fonteparág.padrão" style:family="text">
      <style:text-properties fo:font-size="12pt" style:font-size-asian="12pt"/>
    </style:style>
    <style:style style:name="P13"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4"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5"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6"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7"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8"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19"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20"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21" style:parent-style-name="Standard" style:family="paragraph">
      <style:paragraph-properties fo:text-align="justify" fo:text-indent="0.4916in">
        <style:tab-stops>
          <style:tab-stop style:type="right" style:position="5.9055in"/>
        </style:tab-stops>
      </style:paragraph-properties>
    </style:style>
    <style:style style:name="T22" style:parent-style-name="Fonteparág.padrão" style:family="text">
      <style:text-properties fo:font-size="12pt" style:font-size-asian="12pt"/>
    </style:style>
    <style:style style:name="T23"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4" style:parent-style-name="Fonteparág.padrão" style:family="text">
      <style:text-properties fo:font-size="12pt" style:font-size-asian="12pt"/>
    </style:style>
    <style:style style:name="T25"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6" style:parent-style-name="Fonteparág.padrão" style:family="text">
      <style:text-properties fo:font-size="12pt" style:font-size-asian="12pt"/>
    </style:style>
    <style:style style:name="P27"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28"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29"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30"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31"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32"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33" style:parent-style-name="Standard" style:family="paragraph">
      <style:paragraph-properties fo:text-align="justify" fo:text-indent="0.4916in">
        <style:tab-stops>
          <style:tab-stop style:type="right" style:position="5.9055in"/>
        </style:tab-stops>
      </style:paragraph-properties>
    </style:style>
    <style:style style:name="T34" style:parent-style-name="Fonteparág.padrão" style:family="text">
      <style:text-properties fo:font-size="12pt" style:font-size-asian="12pt"/>
    </style:style>
    <style:style style:name="T35"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6" style:parent-style-name="Fonteparág.padrão" style:family="text">
      <style:text-properties fo:font-size="12pt" style:font-size-asian="12pt"/>
    </style:style>
    <style:style style:name="T37" style:parent-style-name="Fonteparág.padrão" style:family="text">
      <style:text-properties fo:font-size="12pt" style:font-size-asian="12pt"/>
    </style:style>
    <style:style style:name="P38"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39"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0"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1"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2"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3"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4"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45" style:parent-style-name="Standard" style:family="paragraph">
      <style:paragraph-properties fo:text-align="justify" fo:text-indent="0.4916in">
        <style:tab-stops>
          <style:tab-stop style:type="right" style:position="5.9055in"/>
        </style:tab-stops>
      </style:paragraph-properties>
    </style:style>
    <style:style style:name="T46" style:parent-style-name="Fonteparág.padrão" style:family="text">
      <style:text-properties fo:font-size="12pt" style:font-size-asian="12pt"/>
    </style:style>
    <style:style style:name="T47" style:parent-style-name="Fonteparág.padrão"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48" style:parent-style-name="Fonteparág.padrão" style:family="text">
      <style:text-properties fo:font-size="12pt" style:font-size-asian="12pt"/>
    </style:style>
    <style:style style:name="T49" style:parent-style-name="Fonteparág.padrão" style:family="text">
      <style:text-properties fo:font-size="12pt" style:font-size-asian="12pt"/>
    </style:style>
    <style:style style:name="P50"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51"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52" style:parent-style-name="Standard" style:family="paragraph">
      <style:paragraph-properties fo:text-align="justify" fo:text-indent="0.4916in">
        <style:tab-stops>
          <style:tab-stop style:type="right" style:position="5.9055in"/>
        </style:tab-stops>
      </style:paragraph-properties>
    </style:style>
    <style:style style:name="T53" style:parent-style-name="Fonteparág.padrão" style:family="text">
      <style:text-properties fo:font-size="12pt" style:font-size-asian="12pt"/>
    </style:style>
    <style:style style:name="T54" style:parent-style-name="Fonteparág.padrão" style:family="text">
      <style:text-properties fo:font-weight="bold" style:font-weight-asian="bold" style:font-weight-complex="bold" fo:font-size="12pt" style:font-size-asian="12pt"/>
    </style:style>
    <style:style style:name="T55" style:parent-style-name="Fonteparág.padrão" style:family="text">
      <style:text-properties fo:font-size="12pt" style:font-size-asian="12pt"/>
    </style:style>
    <style:style style:name="T56" style:parent-style-name="Fonteparág.padrão" style:family="text">
      <style:text-properties fo:font-size="12pt" style:font-size-asian="12pt"/>
    </style:style>
    <style:style style:name="P57"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58"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59"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0" style:parent-style-name="Standard" style:family="paragraph">
      <style:paragraph-properties fo:text-align="justify" fo:text-indent="0.4916in">
        <style:tab-stops>
          <style:tab-stop style:type="right" style:position="5.9055in"/>
        </style:tab-stops>
      </style:paragraph-properties>
    </style:style>
    <style:style style:name="T61" style:parent-style-name="Fonteparág.padrão" style:family="text">
      <style:text-properties fo:font-size="12pt" style:font-size-asian="12pt"/>
    </style:style>
    <style:style style:name="T62" style:parent-style-name="Fonteparág.padrão" style:family="text">
      <style:text-properties fo:font-weight="bold" style:font-weight-asian="bold" style:font-weight-complex="bold" fo:font-size="12pt" style:font-size-asian="12pt"/>
    </style:style>
    <style:style style:name="T63" style:parent-style-name="Fonteparág.padrão" style:family="text">
      <style:text-properties fo:font-size="12pt" style:font-size-asian="12pt"/>
    </style:style>
    <style:style style:name="P64"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5"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6"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7"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68" style:parent-style-name="Standard" style:family="paragraph">
      <style:paragraph-properties fo:text-align="justify" fo:text-indent="0.4916in">
        <style:tab-stops>
          <style:tab-stop style:type="right" style:position="5.9055in"/>
        </style:tab-stops>
      </style:paragraph-properties>
    </style:style>
    <style:style style:name="T69" style:parent-style-name="Fonteparág.padrão" style:family="text">
      <style:text-properties fo:font-size="12pt" style:font-size-asian="12pt"/>
    </style:style>
    <style:style style:name="T70" style:parent-style-name="Fonteparág.padrão" style:family="text">
      <style:text-properties fo:font-weight="bold" style:font-weight-asian="bold" style:font-weight-complex="bold" fo:font-size="12pt" style:font-size-asian="12pt"/>
    </style:style>
    <style:style style:name="T71" style:parent-style-name="Fonteparág.padrão" style:family="text">
      <style:text-properties fo:font-weight="bold" style:font-weight-asian="bold" style:font-weight-complex="bold" fo:font-size="12pt" style:font-size-asian="12pt"/>
    </style:style>
    <style:style style:name="T72" style:parent-style-name="Fonteparág.padrão" style:family="text">
      <style:text-properties fo:font-size="12pt" style:font-size-asian="12pt"/>
    </style:style>
    <style:style style:name="P73"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74" style:parent-style-name="Standard" style:family="paragraph">
      <style:paragraph-properties fo:text-align="justify" fo:text-indent="0.4916in">
        <style:tab-stops>
          <style:tab-stop style:type="right" style:position="5.9055in"/>
        </style:tab-stops>
      </style:paragraph-properties>
      <style:text-properties fo:font-size="12pt" style:font-size-asian="12pt"/>
    </style:style>
    <style:style style:name="P75" style:parent-style-name="Standard" style:family="paragraph">
      <style:paragraph-properties fo:text-align="justify" fo:text-indent="0.4916in">
        <style:tab-stops>
          <style:tab-stop style:type="right" style:position="5.9055in"/>
        </style:tab-stops>
      </style:paragraph-properties>
    </style:style>
    <style:style style:name="T76" style:parent-style-name="Fonteparág.padrão" style:family="text">
      <style:text-properties fo:font-size="12pt" style:font-size-asian="12pt"/>
    </style:style>
  </office:automatic-styles>
  <office:body>
    <office:text text:use-soft-page-breaks="true">
      <text:p text:style-name="P1"><text:span text:style-name="T2">Descrição do Mapamento:</text:span></text:p>
      <text:p text:style-name="P3">O mapeamento das entidades e seus relacionamentos foi realizado seguindo as regras de mapeamentos para os casos 1:1, 1:N e N:N. Atributos de entidades,<text:s/>considerados obrigatórios, foram criados na tabela com a opção NOT NULL, para que a coluna sempre tenha que ser preenchida, por outro lado, atributos não obrigatórios não possuem o NOT NULL. Para chaves primárias o planejamento foi buscar atributos que poderiam ser únicos dentro das entidades, caso contrário, campos de atributos de identificação foram criados (normalmente sendo representados por números inteiros). Também foram utilizados ids para situações nas quais outras chaves candidatas pudessem tornar<text:s/>a pesquisa na tabela mais custosa.</text:p>
      <text:p text:style-name="P4"/>
      <text:p text:style-name="P5">Como a entidade Conta possui duas entidades filhas Usuário e Produtora e a especialização é total e exclusiva, ou seja, toda ocorrência de Conta será obrigatoriamente uma das duas filhas e sempre terá que ser somente uma<text:s/>das duas, foram criadas apenas tabelas para representarem Usuário e Produtora, nesse caso ambas recebem os atributos de Conta.</text:p>
      <text:p text:style-name="P6"/>
      <text:p text:style-name="P7"><text:span text:style-name="T8">Entidades<text:s/></text:span><text:span text:style-name="T9">Usuário</text:span><text:span text:style-name="T10"><text:s/>e<text:s/></text:span><text:span text:style-name="T11">BibliotecaJogos</text:span><text:span text:style-name="T12">: transformados em uma única tabela juntando os atributos de ambas:</text:span></text:p>
      <text:p text:style-name="P13">- id_usuário + id_biblioteca: chave primária composta, junção das duas chaves primárias de ambas entidades.</text:p>
      <text:p text:style-name="P14">- nome: mapeado da entidade Usuário, obrigatório</text:p>
      <text:p text:style-name="P15">- login: mapeado da entidade Usuário, obrigatório</text:p>
      <text:p text:style-name="P16">- senha: mapeado da entidade Usuário, obrigatório</text:p>
      <text:p text:style-name="P17">- saldo: mapeado da entidade Usuário, obrigatório</text:p>
      <text:p text:style-name="P18">- amigos: mapeado da entidade Usuário, obrigatório</text:p>
      <text:p text:style-name="P19">- nível: mapeado da entidade Usuário, obrigatório</text:p>
      <text:p text:style-name="P20"/>
      <text:p text:style-name="P21"><text:span text:style-name="T22">Entidades<text:s/></text:span><text:span text:style-name="T23">Produtora</text:span><text:span text:style-name="T24"><text:s/>e<text:s/></text:span><text:span text:style-name="T25">BibliotecaJogos</text:span><text:span text:style-name="T26">: transformados em uma única tabela juntando os atributos de ambas:</text:span></text:p>
      <text:p text:style-name="P27">- id_produtora + id_biblioteca: chave primária composta, junção das duas chaves primárias de ambas entidades</text:p>
      <text:p text:style-name="P28">- nome: mapeado da entidade Produtora, obrigatório</text:p>
      <text:p text:style-name="P29">- login: mapeado da entidade Produtora, obrigatório</text:p>
      <text:p text:style-name="P30">- senha: mapeado da entidade Produtora, obrigatório</text:p>
      <text:soft-page-break/>
      <text:p text:style-name="P31">- seguidores:<text:s/>mapeado da entidade Produtora, obrigatório</text:p>
      <text:p text:style-name="P32"/>
      <text:p text:style-name="P33"><text:span text:style-name="T34">Entidade<text:s/></text:span><text:span text:style-name="T35">FuturosLançamentos</text:span><text:span text:style-name="T36">: receberá a chave primária da tabela Produta e BibliotecaJogos como chave estrangeira</text:span><text:span text:style-name="T37">.</text:span></text:p>
      <text:p text:style-name="P38">- id_futurosLançamentos: chave primária, pois é a única que não se repete</text:p>
      <text:p text:style-name="P39">-<text:s/>título:<text:s/>obrigatório</text:p>
      <text:p text:style-name="P40">-<text:s/>descrição:<text:s/>obrigatório</text:p>
      <text:p text:style-name="P41">- dataPrevista:<text:s/>obrigatório</text:p>
      <text:p text:style-name="P42">- id_produtora:<text:s/>chave estrangeira vinda de Produtora e BibliotecaJogos, obrigatório</text:p>
      <text:p text:style-name="P43">- id_bibliotecajogos, chave estrangeira vinda de Produtora e BibliotecaJogos, obrigatório</text:p>
      <text:p text:style-name="P44"/>
      <text:p text:style-name="P45"><text:span text:style-name="T46">Entidade<text:s/></text:span><text:span text:style-name="T47">LojaJogos</text:span><text:span text:style-name="T48">: mapeamento<text:s/></text:span><text:span text:style-name="T49">direto</text:span></text:p>
      <text:p text:style-name="P50">- país, chave primária, pois o país de cada ocorrência de LojaJogos não se repete.</text:p>
      <text:p text:style-name="P51"/>
      <text:p text:style-name="P52"><text:span text:style-name="T53">Relacionamento<text:s/></text:span><text:span text:style-name="T54">Novidades</text:span><text:span text:style-name="T55">: irá se transformar numa tabela recebendo as chaves primárias de FuturosLançamentos e LojaJogos como chaves estrangeiras</text:span><text:span text:style-name="T56">.</text:span></text:p>
      <text:p text:style-name="P57">- id_futuroslançamentos, chave estrangeira, obrigatório</text:p>
      <text:p text:style-name="P58">- id_lojajogos, chave estrangeira, obrigatório</text:p>
      <text:p text:style-name="P59"/>
      <text:p text:style-name="P60"><text:span text:style-name="T61">Entidade<text:s/></text:span><text:span text:style-name="T62">Conquista</text:span><text:span text:style-name="T63">: mapeamento direto</text:span></text:p>
      <text:p text:style-name="P64">- nome, chave primária, pois o nome das conquistas não se repetem</text:p>
      <text:p text:style-name="P65">- dataconq, obrigatório</text:p>
      <text:p text:style-name="P66">- descrição, obrigatório</text:p>
      <text:p text:style-name="P67"/>
      <text:p text:style-name="P68"><text:span text:style-name="T69">Relacionamento<text:s/></text:span><text:span text:style-name="T70">Ati</text:span><text:span text:style-name="T71">nge</text:span><text:span text:style-name="T72">: irá se transformar numa tabela recebendo as chaves primárias de Conquista e Usuário + BibliotecaJogos como chaves estrangeiras</text:span></text:p>
      <text:p text:style-name="P73">- nome_conquista, chave estrangeira, obrigatório</text:p>
      <text:p text:style-name="P74">- id_usuario, chave estrangeira vinda de Usuário e BibliotecaJogos,<text:s/>obrigatório</text:p>
      <text:soft-page-break/>
      <text:p text:style-name="P75"><text:span text:style-name="T76">- id_bibliotecajogos, chave estrangeira vinda de Usuário e BibliotecaJogos, obri</text:span>gatór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berto Borsatto</meta:initial-creator>
    <dc:creator>Conta da Microsoft</dc:creator>
    <meta:creation-date>2022-08-14T21:42:00Z</meta:creation-date>
    <dc:date>2022-08-15T02:09:00Z</dc:date>
    <meta:template xlink:href="Normal" xlink:type="simple"/>
    <meta:editing-cycles>14</meta:editing-cycles>
    <meta:editing-duration>PT8940S</meta:editing-duration>
    <meta:user-defined meta:name="AppVersion">16.0000</meta:user-defined>
    <meta:document-statistic meta:page-count="3" meta:paragraph-count="6" meta:word-count="522" meta:character-count="3339" meta:row-count="23" meta:non-whitespace-character-count="2823"/>
  </office:meta>
</office:document-meta>
</file>